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bae1" officeooo:paragraph-rsid="001bbae1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officeooo:paragraph-rsid="001bd37c"/>
    </style:style>
    <style:style style:name="P4" style:family="paragraph" style:parent-style-name="Standard">
      <style:text-properties fo:color="#1f1f1f" loext:opacity="100%" fo:font-size="5.5pt" fo:font-style="italic" officeooo:paragraph-rsid="001bd37c"/>
    </style:style>
    <style:style style:name="P5" style:family="paragraph" style:parent-style-name="Standard">
      <style:text-properties officeooo:paragraph-rsid="001d0778"/>
    </style:style>
    <style:style style:name="T1" style:family="text">
      <style:text-properties fo:color="#1f1f1f" loext:opacity="100%"/>
    </style:style>
    <style:style style:name="T2" style:family="text">
      <style:text-properties fo:color="#1f1f1f" loext:opacity="100%" fo:font-size="8.5pt"/>
    </style:style>
    <style:style style:name="T3" style:family="text">
      <style:text-properties fo:color="#1f1f1f" loext:opacity="100%" fo:font-size="8.5pt" fo:font-weight="bold"/>
    </style:style>
    <style:style style:name="T4" style:family="text">
      <style:text-properties fo:color="#1f1f1f" loext:opacity="100%" fo:font-size="8.5pt" fo:font-style="italic" fo:font-weight="bold"/>
    </style:style>
    <style:style style:name="T5" style:family="text">
      <style:text-properties fo:color="#1f1f1f" loext:opacity="100%" fo:font-size="6pt"/>
    </style:style>
    <style:style style:name="T6" style:family="text">
      <style:text-properties fo:color="#1f1f1f" loext:opacity="100%" fo:font-size="6pt" fo:font-style="italic"/>
    </style:style>
    <style:style style:name="T7" style:family="text">
      <style:text-properties fo:color="#1f1f1f" loext:opacity="100%" fo:font-size="6pt" fo:font-style="italic" fo:font-weight="bold"/>
    </style:style>
    <style:style style:name="T8" style:family="text">
      <style:text-properties fo:color="#1f1f1f" loext:opacity="100%" fo:font-size="3.5pt"/>
    </style:style>
    <style:style style:name="T9" style:family="text">
      <style:text-properties fo:color="#1f1f1f" loext:opacity="100%" fo:font-size="3.5pt" fo:font-style="italic"/>
    </style:style>
    <style:style style:name="T10" style:family="text">
      <style:text-properties fo:color="#1f1f1f" loext:opacity="100%" fo:font-size="3.5pt" fo:font-style="italic" fo:font-weight="bold"/>
    </style:style>
    <style:style style:name="T11" style:family="text">
      <style:text-properties fo:color="#1f1f1f" loext:opacity="100%" fo:font-size="7pt" fo:font-weight="bold"/>
    </style:style>
    <style:style style:name="T12" style:family="text">
      <style:text-properties fo:color="#1f1f1f" loext:opacity="100%" fo:font-size="5pt"/>
    </style:style>
    <style:style style:name="T13" style:family="text">
      <style:text-properties fo:color="#1f1f1f" loext:opacity="100%" fo:font-size="5pt" fo:font-style="italic"/>
    </style:style>
    <style:style style:name="T14" style:family="text">
      <style:text-properties fo:color="#1f1f1f" loext:opacity="100%" fo:font-size="8pt"/>
    </style:style>
    <style:style style:name="T15" style:family="text">
      <style:text-properties fo:color="#1f1f1f" loext:opacity="100%" fo:font-size="8pt" fo:font-weight="bold"/>
    </style:style>
    <style:style style:name="T16" style:family="text">
      <style:text-properties fo:color="#1f1f1f" loext:opacity="100%" fo:font-size="5.5pt"/>
    </style:style>
    <style:style style:name="T17" style:family="text">
      <style:text-properties fo:color="#1f1f1f" loext:opacity="100%" fo:font-size="5.5pt" fo:font-style="italic"/>
    </style:style>
    <style:style style:name="T18" style:family="text">
      <style:text-properties fo:color="#1f1f1f" loext:opacity="100%" fo:font-size="10pt" fo:font-style="italic" fo:font-weight="bold" officeooo:rsid="001bd37c" style:font-size-asian="10pt" style:font-weight-asian="bold" style:font-size-complex="10pt" style:font-weight-complex="bold"/>
    </style:style>
    <style:style style:name="T19" style:family="text">
      <style:text-properties fo:font-size="8.5pt"/>
    </style:style>
    <style:style style:name="T20" style:family="text">
      <style:text-properties fo:font-size="8.5pt" fo:font-weight="bold"/>
    </style:style>
    <style:style style:name="T21" style:family="text">
      <style:text-properties fo:font-size="8.5pt" fo:font-style="italic" fo:font-weight="bold"/>
    </style:style>
    <style:style style:name="T22" style:family="text">
      <style:text-properties fo:font-size="6pt" fo:font-style="italic"/>
    </style:style>
    <style:style style:name="T23" style:family="text">
      <style:text-properties fo:font-size="8pt"/>
    </style:style>
    <style:style style:name="T24" style:family="text">
      <style:text-properties fo:font-size="8pt" fo:font-weight="bold"/>
    </style:style>
    <style:style style:name="T25" style:family="text">
      <style:text-properties fo:font-size="5.5pt"/>
    </style:style>
    <style:style style:name="T26" style:family="text">
      <style:text-properties fo:font-size="5.5pt" fo:font-style="italic"/>
    </style:style>
    <style:style style:name="T27" style:family="text">
      <style:text-properties officeooo:rsid="001bd3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quência de locações</text:p>
      <text:p text:style-name="Standard"/>
      <text:p text:style-name="P2">* <text:span text:style-name="T27">Considerando que o usuário esteja cadastrado e verificado.</text:span></text:p>
      <text:p text:style-name="P2"/>
      <text:p text:style-name="P2">* <text:span text:style-name="T27">Operação LOCAÇÕES estadias</text:span></text:p>
      <text:p text:style-name="P2"/>
      <text:p text:style-name="P5"><text:span text:style-name="T3">Usuário &gt;&gt; Consulta propriedades </text:span><text:span text:style-name="T20">&gt;&gt;</text:span><text:span text:style-name="T1"> </text:span><text:span text:style-name="T3">Plataforma</text:span><text:span text:style-name="T1"> </text:span><text:span text:style-name="T2"><text:line-break/>- </text:span><text:span text:style-name="T6">O usuário comprador (hóspede) consulta propriedades disponíveis na plataforma. A consulta inclui informações sobre o tipo de propriedade, a localização, as datas e as acomodações disponíveis.</text:span><text:span text:style-name="T22"><text:line-break/></text:span></text:p>
      <text:p text:style-name="P5"><text:span text:style-name="T3">Plataforma &gt;&gt; Retorna propriedades </text:span><text:span text:style-name="T20">&gt;&gt;</text:span><text:span text:style-name="T3">Usuário <text:line-break/>- </text:span><text:span text:style-name="T6">A plataforma retorna as propriedades que atendem aos critérios de consulta do comprador (usuário). As propriedades retornadas incluem informações como o título, o endereço, o tamanho, o número de quartos, comodidades e o preço.</text:span><text:span text:style-name="T22"><text:line-break/></text:span></text:p>
      <text:p text:style-name="P5"><text:span text:style-name="T3">Usuário &gt;&gt; Reserva propriedade &gt;&gt; Plataforma <text:line-break/>- </text:span><text:span text:style-name="T6">O comprador (hóspede) reserva uma propriedade. A reserva inclui informações sobre as datas e as acomodações reservadas.<text:line-break/></text:span></text:p>
      <text:p text:style-name="P5"><text:span text:style-name="T3">Plataforma &gt;&gt; Opções de pagamento &gt;&gt; Usulário</text:span> <text:span text:style-name="T22"><text:line-break/></text:span><text:span text:style-name="T6">A plataforma informa ao comprador as opções de pagamento aceitas. As opções de pagamento podem incluir pagamento com criptomoedas, pagamento em dinheiro PIX ou outras opções.<text:line-break/><text:line-break/></text:span><text:span text:style-name="T3">Usuário &gt;&gt; Escolher opção de pagamento &gt;&gt; Plataforma</text:span><text:span text:style-name="T20"><text:line-break/></text:span><text:span text:style-name="T6">- O comprador escolhe a opção de pagamento desejada. No caso deste diagrama, o comprador escolhe a opção de pagamento com criptomoedas.</text:span><text:span text:style-name="T22"><text:line-break/></text:span></text:p>
      <text:p text:style-name="P5"><text:span text:style-name="T3">Plataforma &gt;&gt; Solicitar chave pública &gt;&gt; Usuário</text:span><text:span text:style-name="T20"><text:line-break/></text:span><text:span text:style-name="T6">- A plataforma através da wallet solicita a chave pública da carteira de criptomoedas do comprador. A chave pública é usada pela plataforma para realizar o pagamento.</text:span><text:span text:style-name="T19"><text:line-break/></text:span></text:p>
      <text:p text:style-name="P5"><text:span text:style-name="T3">Usuário &gt;&gt; Fornecer chave pública &gt;&gt; Plataforma</text:span><text:span text:style-name="T20"><text:line-break/></text:span><text:span text:style-name="T6">- O comprador fornece a chave pública da sua carteira de criptomoedas para a plataforma.<text:line-break/><text:line-break/></text:span><text:span text:style-name="T3">Plataforma (contrato inteligente)&gt;&gt; Realizar pagamento &gt;&gt; Blockchain </text:span><text:span text:style-name="T20"><text:line-break/></text:span><text:span text:style-name="T6">- A plataforma realiza o pagamento usando a blockchain. O pagamento é feito enviando a quantia especificada para o endereço do blockchain fornecido pelo comprador (hóspede).<text:line-break/></text:span><text:span text:style-name="T22"><text:line-break/></text:span><text:span text:style-name="T3">Plataforma (contrato inteligente)&gt;&gt; Confirmar pagamento &gt;&gt; Usuário</text:span><text:span text:style-name="T20"><text:line-break/></text:span><text:span text:style-name="T6">- A plataforma confirma o pagamento enviando uma mensagem ao comprador.</text:span><text:span text:style-name="T9"><text:line-break/></text:span><text:span text:style-name="T10"><text:line-break/></text:span><text:span text:style-name="T3">Plataforma (contrato inteligente)&gt;&gt; confirma reserva &gt;&gt; Usuário</text:span><text:span text:style-name="T1"> </text:span><text:span text:style-name="T2"><text:line-break/>- </text:span><text:span text:style-name="T6">O plataforma confirma a reserva do comprador (hóspede). A confirmação inclui informações sobre as datas e as acomodações reservadas.<text:line-break/></text:span></text:p>
      <text:p text:style-name="P5"><text:span text:style-name="T3">Plataforma(contrato inteligente) &gt;&gt; email de confirmação de reserva &gt;&gt; Usuário</text:span><text:span text:style-name="T19"><text:line-break/></text:span><text:span text:style-name="T6">A plataforma envia um email de confirmação de reserva para o usuário comprador (hóspede). O email inclui informações sobre a reserva, como as datas e as acomodações reservadas.</text:span><text:span text:style-name="T9"><text:line-break/></text:span><text:span text:style-name="T6"><text:line-break/></text:span><text:span text:style-name="T3">Contrato Inteligente (</text:span><text:span text:style-name="T11">Plataforma</text:span><text:span text:style-name="T3">) &gt;&gt; MINT DE NFT &gt;&gt; Usuário<text:line-break/></text:span><text:span text:style-name="T6">A cria o NFT da reserva para o usuário comprador (hóspede).<text:line-break/></text:span><text:span text:style-name="T3"><text:line-break/>Contrato Inteligente&gt;&gt; Envia NFT (wallet) &gt;&gt; Usuário<text:line-break/></text:span><text:span text:style-name="T13">A pataforma através do contrato inteligente credita o NFT na wallet do hóspede.<text:line-break/></text:span><text:span text:style-name="T3"><text:line-break/>Plataforma (contrato inteligente)&gt;&gt; Reserva Propriedade &gt;&gt; Anfitrião<text:line-break/></text:span><text:span text:style-name="T6">A plataforma reserva datas solicitadas e comunica ao anfitrião.<text:line-break/><text:line-break/></text:span><text:span text:style-name="T3">Plataforma (contrato inteligente)&gt;&gt; email de confirmação de reserva &gt;&gt; Anfitrião</text:span><text:span text:style-name="T19"><text:line-break/></text:span><text:span text:style-name="T6">A plataforma envia um email de confirmação de reserva para o Anfitrião. O email inclui informações ID do hóspede, ID da propriedade e ID do NFT.<text:line-break/></text:span><text:span text:style-name="T7">Obs.</text:span><text:span text:style-name="T1"> </text:span><text:span text:style-name="T6">O anfitrião poderá acessar a plataforma e consultar através dos "IDs", dados do hóspede(KYC).</text:span><text:span text:style-name="T9"><text:line-break/></text:span><text:span text:style-name="T6"><text:line-break/></text:span><text:span text:style-name="T4"><text:line-break/>Check-in</text:span><text:span text:style-name="T1"> </text:span><text:span text:style-name="T6"><text:line-break/><text:line-break/></text:span><text:span text:style-name="T3">Plataforma (contrato inteligente) &gt;&gt; Envia email de check-in &gt;&gt; Usuário(hóspede)</text:span><text:span text:style-name="T19"><text:line-break/></text:span><text:span text:style-name="T2">- </text:span><text:span text:style-name="T5">A plataforma envia um email de check-in para o usuário comprador. O email inclui informações sobre o check-in, como a data e a hora.</text:span><text:span text:style-name="T6"><text:line-break/><text:line-break/></text:span><text:span text:style-name="T3">Usuário &gt;&gt; Apresenta NFT através wallet &gt;&gt; Anfitrião</text:span><text:span text:style-name="T6"><text:line-break/>O NFT é um token não fungível que representa o direito de uso da propriedade.<text:line-break/></text:span><text:span text:style-name="T22"><text:line-break/></text:span><text:span text:style-name="T3">Anfitrião &gt;&gt; Verificar NFT &gt;&gt; Plataforma </text:span><text:span text:style-name="T5">(</text:span><text:span text:style-name="T12">Scanner de código QR, celular etc)<text:line-break/></text:span><text:span text:style-name="T6">-O anfitrião usa um scanner de código QR para verificar a validade do NFT. O scanner consulta o blockchain para verificar se o NFT é válido e se pertence ao comprador.<text:line-break/></text:span><text:span text:style-name="T22"><text:line-break/></text:span><text:span text:style-name="T3">Plataforma (contrato inteligente)&gt;&gt; Enviar resultados da verificação &gt;&gt; Anfitrião</text:span><text:span text:style-name="T20"><text:line-break/></text:span><text:span text:style-name="T2">-</text:span><text:span text:style-name="T1"> </text:span><text:span text:style-name="T6">A plataforma através da leitura do QR code envia os resultados da verificação para o anfitrião. Os resultados da verificação indicam se o NFT é válido.<text:line-break/></text:span><text:span text:style-name="T22"><text:line-break/></text:span><text:span text:style-name="T3">Anfitrião&gt;&gt; Autoriza Check-in &gt;&gt; Usuário</text:span><text:span text:style-name="T20"><text:line-break/></text:span><text:span text:style-name="T6">Se o NFT for válido, o anfitrião autoriza o check-in.<text:line-break/></text:span><text:span text:style-name="T19"><text:line-break/></text:span><text:span text:style-name="T3">Usuário &gt;&gt; Utiliza a propriedade (estadia)</text:span><text:span text:style-name="T20">&gt;&gt; Propriedade física<text:line-break/></text:span><text:span text:style-name="T6">- O comprador(hóspede) pode então utilizar a propriedade.<text:line-break/><text:line-break/></text:span><text:span text:style-name="T4"><text:line-break/>Check-Out<text:line-break/></text:span><text:span text:style-name="T21"><text:line-break/></text:span><text:soft-page-break/><text:span text:style-name="T3">Usuário</text:span><text:span text:style-name="T1"> </text:span><text:span text:style-name="T3">&gt;&gt; Realizar check-out &gt;&gt; Anfitrião</text:span><text:span text:style-name="T2"><text:line-break/></text:span><text:span text:style-name="T5">- Quando o período de aluguel terminar, o comprador realiza o check-out. O check-out é realizado enviando uma mensagem ao anfitrião.<text:line-break/><text:line-break/><text:line-break/></text:span><text:span text:style-name="T15">Anfitrião &gt;&gt; Solicita avaliação &gt;&gt; Usuário </text:span><text:span text:style-name="T23"><text:line-break/></text:span><text:span text:style-name="T17">- O anfitrião solicita a avaliação do usuário comprador(hóspede). A avaliação pode incluir informações sobre a propriedade, o atendimento do anfitrião e a experiência geral do comprador.<text:line-break/><text:line-break/></text:span><text:span text:style-name="T26"><text:line-break/></text:span><text:span text:style-name="T15">Usuário &gt;&gt; Envia avaliação &gt;&gt; Anfitrião</text:span><text:span text:style-name="T23"><text:line-break/></text:span><text:span text:style-name="T17">- O comprador envia a avaliação ao anfitrião. A avaliação pode ser enviada por meio de um formulário na plataforma ou por email.<text:line-break/><text:line-break/></text:span><text:span text:style-name="T8"><text:line-break/></text:span><text:span text:style-name="T15">Usuário &gt;&gt; Envia relatório de check-out &gt;&gt; Anfitrião</text:span><text:span text:style-name="T24"><text:line-break/></text:span><text:span text:style-name="T17">- O comprador envia um relatório de check-out ao anfitrião. O relatório de check-out inclui informações sobre as condições da propriedade no momento do check-out.<text:line-break/><text:line-break/></text:span><text:span text:style-name="T26"><text:line-break/></text:span><text:span text:style-name="T15">Anfitrião &gt;&gt;Confirma relatório de check-out &gt;&gt; Plataforma<text:line-break/></text:span><text:span text:style-name="T14">- </text:span><text:span text:style-name="T17">O anfitrião confirma o relatório de check-out do comprador. Se o relatório estiver correto, o anfitrião pode enviar pontos de fidelidade ao comprador (na forma de cash back, tokens de fidelidade etc).<text:line-break/><text:line-break/></text:span><text:span text:style-name="T26"><text:line-break/></text:span><text:span text:style-name="T15">Plataforma <text:s/>&gt;&gt; Aprova relatório de check-out &gt;&gt; Anfitri</text:span><text:span text:style-name="T24">ão<text:line-break/></text:span><text:span text:style-name="T14">- </text:span><text:span text:style-name="T16">A plataforma aprova o relatório de check-out do anfitrião. Se o relatório for aprovado, o anfitrião </text:span><text:span text:style-name="T17">pode enviar pontos de fidelidade ao comprador (na forma de cash back, tokens de fidelidade etc).</text:span><text:span text:style-name="T16"><text:line-break/></text:span><text:span text:style-name="T25"><text:line-break/></text:span><text:span text:style-name="T15">Anfitrião | Plataforma &gt;&gt; Envia pontos de fidelidade &gt;&gt; Usuário</text:span><text:span text:style-name="T24"><text:line-break/></text:span><text:span text:style-name="T14">-</text:span><text:span text:style-name="T1"> </text:span><text:span text:style-name="T17">O anfitrião | plataforma envia</text:span><text:span text:style-name="T1"> </text:span><text:span text:style-name="T17">pontos de fidelidade ao comprador (na forma de cash back, tokens de fidelidade etc)</text:span></text:p>
      <text:p text:style-name="P4"/>
      <text:p text:style-name="P4"/>
      <text:p text:style-name="P3"><text:span text:style-name="T18">Não exaustivo e criando sistema de pontuações...</text:span><text:span text:style-name="T5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5T14:09:22.874000000</meta:creation-date>
    <dc:date>2024-01-05T17:36:30.363000000</dc:date>
    <meta:editing-duration>PT3H16M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11" meta:word-count="865" meta:character-count="5743" meta:non-whitespace-character-count="4843"/>
  </office:meta>
</office:document-meta>
</file>